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4/2019<text:bookmark-end text:name="Text14"/></text:p>
            <text:p text:style-name="Normální">KVOP-15735/2019<text:bookmark-end text:name="Text2"/></text:p>
            <text:p text:style-name="Normální"><text:bookmark-start text:name="Text6"/>03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R. K. D., Ph.D., advokátka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/text:h>
      <text:p text:style-name="Základnítext">Vážená paní doktorko,</text:p>
      <text:p text:style-name="Základnítext">dne 29. 3. 2019 byla do Kanceláře veřejného ochránce práv doručena Vaše žádost podle zákona č. 106/1999 Sb., o svobodném přístupu k informacím, ve znění pozdějších předpisů, ve které žádáte o zpřístupnění odpovědi Nejvyššího státního zastupitelství na dopis ochránkyně ze dne 16. 10. 2018 č. j. KVOP-42695/2018/S.<text:s/></text:p>
      <text:p text:style-name="Základnítext">K Vašemu dotazu uvádím, že Nejvyšší státní zastupitelství reagovalo na výše citovaný dopis ochránkyně následujícími písemnostmi: dopisem ze dne 25. 10. 2018, č. j. 1 NZN 404/2018-87, dopisem ze dne 14. 12. 2018, č. j. 1 NZN 404/2018 -<text:s/>XX<text:s/>a dopisem ze dne 27. 3. 2019, č. j. 1 NZN 404/2018-150.<text:s/></text:p>
      <text:p text:style-name="Základnítext">S ohledem na skutečnost, že Vaše žádost zjevně navazuje na informace, které jsem Vám poskytla k Vaší předchozí žádosti o informace (v aktuální žádosti odkazujete na sp. zn. přidělené předchozí žádosti o informace), usuzuji, že předmětem Vašeho zájmu je především zjištění, zda Nejvyšší státní zastupitelství v návaznosti na dopis ochránkyně využilo svá kontrolní/dohledová oprávnění a s jakým výsledkem. S ohledem na skutečnost, že tyto informace jsou obsahem až dopisu Nejvyššího státního zastupitelství ze dne 27. 3. 2019, č. j. 1 NZN 404/2018-150 zasílám Vám přílohou pouze kopii tohoto dopisu. <text:s/></text:p>
      <text:p text:style-name="Základnítext"/>
      <text:p text:style-name="Základnítext">S pozdravem</text:p>
      <text:p text:style-name="Normální"/>
      <text:p text:style-name="podpis">Mgr. Petra Zdražilová<text:s/>v. r.</text:p>
      <text:p text:style-name="Normální"><text:s text:c="92"/>ředitelka právní sekce</text:p>
      <text:p text:style-name="Normální"><text:tab/><text:tab/><text:tab/><text:tab/><text:tab/><text:tab/><text:tab/><text:tab/><text:tab/><text:tab/><text:tab/><text:tab/><text:tab/><text:s text:c="3"/>(dopis je opatřen elektronickým podpisem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DHPP*</text:span>*KVOPX009DHPP*</text:p>
        <text:p text:style-name="P12"><text:span text:style-name="T13">KVOPX009DHPP</text:span>KVOPX009DHP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2T09:14:00Z</meta:creation-date>
    <dc:date>2019-05-02T09:16:00Z</dc:date>
    <meta:print-date>2019-04-03T11:16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3" meta:word-count="247" meta:character-count="1707" meta:row-count="12" meta:non-whitespace-character-count="1463"/>
  </office:meta>
</office:document-meta>
</file>